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00a65d"/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ed1c24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textarea-horizontal-align="justify" draw:textarea-vertical-align="middle" draw:auto-grow-height="false" fo:min-height="0.6484in" fo:min-width="0.6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a65d" draw:textarea-horizontal-align="justify" draw:textarea-vertical-align="middle" draw:auto-grow-height="false" fo:min-height="0.6484in" fo:min-width="0.6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d1c24" draw:textarea-horizontal-align="justify" draw:textarea-vertical-align="middle" draw:auto-grow-height="false" fo:min-height="0.6484in" fo:min-width="0.6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9118in" fo:min-width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465a4" draw:fill-color="#00a65d" draw:textarea-horizontal-align="justify" draw:textarea-vertical-align="middle" draw:auto-grow-height="false" fo:min-height="0.6484in" fo:min-width="0.6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1453in" fo:min-width="0.5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111111" draw:marker-start="Arrow" draw:marker-start-width="0.0693in"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0.9587in" svg:height="0.9169in" svg:x="1.7217in" svg:y="0.3484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2" svg:width="0.9587in" svg:height="0.9169in" svg:x="1.0445in" svg:y="1.0047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3" svg:width="0.9587in" svg:height="0.9169in" svg:x="3.6591in" svg:y="0.3382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3" draw:text-style-name="P4" svg:width="0.9587in" svg:height="0.9169in" svg:x="4.3882in" svg:y="0.911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2" draw:style-name="gr4" svg:width="0.4169in" svg:height="1.0421in" svg:x="2.961in" svg:y="1.3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1" draw:style-name="gr3" draw:text-style-name="P4" svg:width="0.9587in" svg:height="0.9169in" svg:x="3.5028in" svg:y="2.9319in"><text:p text:style-name="P1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Shape3" draw:style-name="gr6" draw:text-style-name="P5" svg:width="0.4689in" svg:height="0.2921in" svg:x="0.6902in" svg:y="0.5256in"><draw:text-box><text:p><text:span text:style-name="T2">1.</text:span></text:p></draw:text-box></draw:frame><draw:frame text:anchor-type="paragraph" draw:z-index="9" draw:name="Shape3" draw:style-name="gr7" draw:text-style-name="P5" svg:width="0.4689in" svg:height="0.2252in" svg:x="0.6799in" svg:y="3.078in"><draw:text-box><text:p><text:span text:style-name="T2">2.</text:span></text:p></draw:text-box></draw:frame><draw:frame text:anchor-type="paragraph" draw:z-index="10" draw:name="Shape4" draw:style-name="gr8" draw:text-style-name="P7" svg:width="1.0941in" svg:height="0.2504in" svg:x="3.8362in" svg:y="2.1819in"><draw:text-box><text:p text:style-name="P6">PAIR <text:span text:style-name="T1">A-C</text:span></text:p></draw:text-box></draw:frame><draw:frame text:anchor-type="paragraph" draw:z-index="11" draw:name="Shape4" draw:style-name="gr8" draw:text-style-name="P7" svg:width="1.0941in" svg:height="0.2504in" svg:x="1.1173in" svg:y="2.1925in"><draw:text-box><text:p text:style-name="P6">PAIR <text:span text:style-name="T1">A-</text:span><text:span text:style-name="T1">B</text:span></text:p></draw:text-box></draw:frame><draw:frame text:anchor-type="paragraph" draw:z-index="12" draw:name="Shape4" draw:style-name="gr9" draw:text-style-name="P8" svg:width="1.3858in" svg:height="0.3843in" svg:x="2.6071in" svg:y="4.6299in"><draw:text-box><text:p text:style-name="P1"><text:span text:style-name="T1">OUTPU</text:span><text:span text:style-name="T1">T</text:span></text:p></draw:text-box></draw:frame><draw:frame text:anchor-type="paragraph" draw:z-index="13" draw:name="Shape4" draw:style-name="gr9" draw:text-style-name="P8" svg:width="1.3858in" svg:height="0.3843in" svg:x="2.4091in" svg:y="0.078in"><draw:text-box><text:p text:style-name="P1"><text:span text:style-name="T1">I</text:span><text:span text:style-name="T1">N</text:span><text:span text:style-name="T1">P</text:span><text:span text:style-name="T1">U</text:span><text:span text:style-name="T1">T</text:span></text:p></draw:text-box></draw:frame></text:p>
      <text:p text:style-name="Standard"/>
      <text:p text:style-name="Standard"/>
      <text:p text:style-name="Standard"><draw:custom-shape text:anchor-type="paragraph" draw:z-index="14" draw:name="Shape5" draw:style-name="gr10" svg:width="0.6598in" svg:height="0.2898in" svg:x="2.8366in" svg:y="0.117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6" draw:name="Shape1" draw:style-name="gr5" draw:text-style-name="P2" svg:width="0.9587in" svg:height="0.9169in" svg:x="0.7547in" svg:y="4.3917in"><text:p text:style-name="P1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1" draw:text-style-name="P1" svg:width="0.9587in" svg:height="0.9169in" svg:x="1.5646in" svg:y="4.8772in"><text:p text:style-name="P1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text:anchor-type="paragraph" draw:z-index="15" draw:name="Shape6" draw:style-name="gr11" draw:text-style-name="P9" svg:width="0.3346in" svg:height="0.0681in" draw:transform="rotate (-2.11952784362191) translate (1.77222222222222in 4.97777777777778in)" svg:viewBox="0 0 851 174" draw:points="29,158 752,158 851,98 0,0 3,174"><text:p/></draw:polygon><draw:line text:anchor-type="paragraph" draw:z-index="16" draw:name="Shape7" draw:style-name="gr12" draw:text-style-name="P9" svg:x1="1.772in" svg:y1="4.9429in" svg:x2="2.1476in" svg:y2="4.6236in"><text:p/></draw:line><draw:frame text:anchor-type="paragraph" draw:z-index="17" draw:name="Shape8" draw:style-name="gr13" draw:text-style-name="P11" svg:width="1.2878in" svg:height="0.2886in" svg:x="1.8953in" svg:y="4.4299in"><draw:text-box><text:p text:style-name="P10"><text:span text:style-name="T3">Hydrophobi</text:span><text:span text:style-name="T3">c residu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4:43:22.482460504</meta:creation-date>
    <dc:date>2019-03-30T23:31:45.159856954</dc:date>
    <meta:editing-duration>PT12H18M3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